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officeooo:paragraph-rsid="0014fdc7"/>
    </style:style>
    <style:style style:name="P3" style:family="paragraph" style:parent-style-name="Standard">
      <style:text-properties officeooo:rsid="0014fdc7" officeooo:paragraph-rsid="0014fdc7"/>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open sans" fo:font-size="10.5pt" fo:letter-spacing="normal" fo:font-style="normal" fo:font-weight="normal" officeooo:paragraph-rsid="0014fdc7"/>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open sans" fo:font-size="10.5pt" fo:letter-spacing="normal" fo:font-style="normal" fo:font-weight="normal" officeooo:paragraph-rsid="00160670"/>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open sans" fo:font-size="10.5pt" fo:letter-spacing="normal" fo:font-style="normal" fo:font-weight="normal" officeooo:rsid="00160670" officeooo:paragraph-rsid="00160670"/>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open sans" fo:font-size="10.5pt" fo:letter-spacing="normal" fo:font-style="normal" fo:font-weight="normal" officeooo:rsid="001612b3" officeooo:paragraph-rsid="001612b3"/>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open sans" fo:font-size="10.5pt" fo:letter-spacing="normal" fo:font-style="normal" fo:font-weight="normal" officeooo:rsid="0018566c" officeooo:paragraph-rsid="00160670"/>
    </style:style>
    <style:style style:name="P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open sans" fo:font-size="10.5pt" fo:letter-spacing="normal" fo:font-style="normal" style:text-underline-style="solid" style:text-underline-width="auto" style:text-underline-color="font-color" fo:font-weight="bold" officeooo:rsid="0018566c" officeooo:paragraph-rsid="0018566c" style:font-weight-asian="bold" style:font-weight-complex="bold"/>
    </style:style>
    <style:style style:name="P1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open sans" fo:font-size="10.5pt" fo:letter-spacing="normal" fo:font-style="normal" style:text-underline-style="solid" style:text-underline-width="auto" style:text-underline-color="font-color" fo:font-weight="bold" officeooo:rsid="0019b30e" officeooo:paragraph-rsid="001b6f88" style:font-weight-asian="bold" style:font-weight-complex="bold"/>
    </style:style>
    <style:style style:name="P1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open sans" fo:font-size="10.5pt" fo:letter-spacing="normal" fo:font-style="normal" style:text-underline-style="solid" style:text-underline-width="auto" style:text-underline-color="font-color" fo:font-weight="bold" officeooo:rsid="001d3587" officeooo:paragraph-rsid="001d3587" style:font-weight-asian="bold" style:font-weight-complex="bold"/>
    </style:style>
    <style:style style:name="P1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open sans" fo:font-size="10.5pt" fo:letter-spacing="normal" fo:font-style="normal" style:text-underline-style="solid" style:text-underline-width="auto" style:text-underline-color="font-color" fo:font-weight="bold" officeooo:rsid="001d4390" officeooo:paragraph-rsid="001d4390" style:font-weight-asian="bold" style:font-weight-complex="bold"/>
    </style:style>
    <style:style style:name="P1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open sans" fo:font-size="10.5pt" fo:letter-spacing="normal" fo:font-style="normal" fo:font-weight="bold" officeooo:paragraph-rsid="001b7267"/>
    </style:style>
    <style:style style:name="P1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open sans" fo:font-size="10.5pt" fo:letter-spacing="normal" fo:font-style="normal" fo:font-weight="normal" officeooo:rsid="00160670" officeooo:paragraph-rsid="0014fdc7"/>
    </style:style>
    <style:style style:name="P1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open sans" fo:font-size="10.5pt" fo:letter-spacing="normal" fo:font-style="normal" fo:font-weight="normal" officeooo:paragraph-rsid="00160670"/>
    </style:style>
    <style:style style:name="T1" style:family="text">
      <style:text-properties officeooo:rsid="0014fdc7"/>
    </style:style>
    <style:style style:name="T2" style:family="text">
      <style:text-properties officeooo:rsid="00160670"/>
    </style:style>
    <style:style style:name="T3" style:family="text">
      <style:text-properties officeooo:rsid="0018566c"/>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officeooo:rsid="0018566c" style:font-weight-asian="bold" style:font-weight-complex="bold"/>
    </style:style>
    <style:style style:name="T6" style:family="text">
      <style:text-properties style:text-underline-style="solid" style:text-underline-width="auto" style:text-underline-color="font-color" officeooo:rsid="001b7267" style:font-weight-asian="bold" style:font-weight-complex="bold"/>
    </style:style>
    <style:style style:name="T7" style:family="text">
      <style:text-properties officeooo:rsid="0019b30e"/>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19b30e" style:font-weight-asian="normal" style:font-weight-complex="normal"/>
    </style:style>
    <style:style style:name="T10" style:family="text">
      <style:text-properties style:text-underline-style="none" fo:font-weight="normal" officeooo:rsid="001b6f88" style:font-weight-asian="normal" style:font-weight-complex="normal"/>
    </style:style>
    <style:style style:name="T11" style:family="text">
      <style:text-properties style:text-underline-style="none" fo:font-weight="normal" officeooo:rsid="001b7267" style:font-weight-asian="normal" style:font-weight-complex="normal"/>
    </style:style>
    <style:style style:name="T12" style:family="text">
      <style:text-properties style:text-underline-style="none" fo:font-weight="normal" officeooo:rsid="001d2fa2" style:font-weight-asian="normal" style:font-weight-complex="normal"/>
    </style:style>
    <style:style style:name="T13" style:family="text">
      <style:text-properties style:text-underline-style="none" fo:font-weight="normal" officeooo:rsid="001d3587" style:font-weight-asian="normal" style:font-weight-complex="normal"/>
    </style:style>
    <style:style style:name="T14" style:family="text">
      <style:text-properties style:text-underline-style="none" fo:font-weight="normal" officeooo:rsid="001d3fdd" style:font-weight-asian="normal" style:font-weight-complex="normal"/>
    </style:style>
    <style:style style:name="T15" style:family="text">
      <style:text-properties style:text-underline-style="none" fo:font-weight="normal" officeooo:rsid="001fa39f" style:font-weight-asian="normal" style:font-weight-complex="normal"/>
    </style:style>
    <style:style style:name="T16" style:family="text">
      <style:text-properties officeooo:rsid="001b7267"/>
    </style:style>
    <style:style style:name="T17" style:family="text">
      <style:text-properties officeooo:rsid="001d3fdd"/>
    </style:style>
    <style:style style:name="T18" style:family="text">
      <style:text-properties style:text-position="sub 58%" style:text-underline-style="none"/>
    </style:style>
    <style:style style:name="T19" style:family="text">
      <style:text-properties style:text-position="0% 100%" style:text-underline-style="none" fo:font-weight="normal" style:font-weight-asian="normal" style:font-weight-complex="normal"/>
    </style:style>
    <style:style style:name="T20" style:family="text">
      <style:text-properties officeooo:rsid="001fa3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span text:style-name="T1">METRICAS <text:s/>DEL PROYECTO PREGUNTA2</text:span></text:p>
      <text:p text:style-name="Standard"/>
      <text:p text:style-name="Standard"/>
      <text:p text:style-name="Standard"/>
      <text:p text:style-name="Standard">A continuacion, se detallaran algunas de las metricas <text:span text:style-name="T1">aplicadas al proyecto, con sus respectivas interpretaciones:</text:span></text:p>
      <text:p text:style-name="Standard"/>
      <text:p text:style-name="P3">Metricas:</text:p>
      <text:p text:style-name="P2"/>
      <text:p text:style-name="P4">APH <text:span text:style-name="T1">= 2. </text:span></text:p>
      <text:p text:style-name="P7"><text:span text:style-name="T4">Interpretación </text:span><text:span text:style-name="T5">de APH</text:span>: <text:span text:style-name="T3">En este desarrollo encontramos un valor de metrica APH bajo. Es decir, no se posee un nivel de herencia demasiado profunda, evitando complejidad en el diseño del mismo. La herencia de metodos en las clases mas bajas es minima.</text:span></text:p>
      <text:p text:style-name="P7">APH, las clases de niveles inferiores.</text:p>
      <text:p text:style-name="P7"/>
      <text:p text:style-name="P4"><text:tab/></text:p>
      <text:p text:style-name="P4">NDD <text:span text:style-name="T2">= 3.</text:span></text:p>
      <text:p text:style-name="P9">Interpretaci<text:span text:style-name="T7">ó</text:span>n de NDD:<text:span text:style-name="T8"> </text:span><text:span text:style-name="T9">El numero de descendientes directos en el código implementado es un valor normal. No tenemos demasiada reutilizacion de codigo. </text:span></text:p>
      <text:p text:style-name="P4"/>
      <text:p text:style-name="P4"/>
      <text:p text:style-name="P4">ACO<text:span text:style-name="T2">(Game)= 2.</text:span></text:p>
      <text:p text:style-name="P6">ACO(User)= <text:span text:style-name="T20">2</text:span>.</text:p>
      <text:p text:style-name="P6">ACO(Question)= <text:span text:style-name="T20">2</text:span>.</text:p>
      <text:p text:style-name="P10">Interpretación de ACO:<text:span text:style-name="T8"> </text:span><text:span text:style-name="T10">Las clases desarrolladas no poseen acoplamiento </text:span><text:span text:style-name="T15">de valor alto</text:span><text:span text:style-name="T10">. Logrando así un sencillo mantenimiento de codigo, pero disminuyendo la posibilidad de reutilizacion </text:span><text:span text:style-name="T11">del mismo.</text:span></text:p>
      <text:p text:style-name="P4"/>
      <text:p text:style-name="P6">Metodos (Propios )</text:p>
      <text:p text:style-name="P5">TC<text:span text:style-name="T2">(Game)= 4.</text:span></text:p>
      <text:p text:style-name="P6">TC(User)= 2.</text:p>
      <text:p text:style-name="P6">TC(Question)= 7. </text:p>
      <text:p text:style-name="P13"><text:span text:style-name="T6">Interpretación de TC:</text:span><text:span text:style-name="T11"> Las clases implementadas en el codigo no poseen un Tamaño de Clase </text:span><text:span text:style-name="T12">significativo para lo que es el modelo general del proyecto</text:span><text:span text:style-name="T11">.</text:span><text:span text:style-name="T13"> No deberia existir dificultad alguna para implementar y realizar pruebas sobre las clases desarrolladas.</text:span><text:span text:style-name="T11"> </text:span></text:p>
      <text:p text:style-name="P4"/>
      <text:p text:style-name="P14"/>
      <text:p text:style-name="P5">NOR<text:span text:style-name="T2">(Game)= 0.</text:span></text:p>
      <text:p text:style-name="P6">NOR(User)= 0.</text:p>
      <text:p text:style-name="P6">NOR(Question)= 0.</text:p>
      <text:p text:style-name="P11">Interpretación de <text:span text:style-name="T17">NOR</text:span>:<text:span text:style-name="T8"> No existen operaciones redefinidas para este modelo. Logrando de esta manera una alta jerarquia entre las clases. Tambien, se facilita la modificacion y comprobación del codigo implementado.</text:span></text:p>
      <text:p text:style-name="P5"/>
      <text:p text:style-name="P5"/>
      <text:p text:style-name="P5">NO<text:span text:style-name="T2">A(Game)= 4.</text:span></text:p>
      <text:p text:style-name="P6">NOA(User)= 2.</text:p>
      <text:p text:style-name="P6">NOA(Question)= 7.</text:p>
      <text:p text:style-name="P11">Interpretación de NOA:<text:span text:style-name="T8"> </text:span><text:span text:style-name="T14">Existe un numero significativo de operaciones añadidas principalmente en la clase Question. Debido a que tenemos un bajo numero de niveles de profundidad, el valor no es demasiado importante. A medida que se incrementen los niveles de APH, este valor deberia ir disminuyendo.</text:span><text:span text:style-name="T8"> </text:span></text:p>
      <text:p text:style-name="P4"/>
      <text:p text:style-name="P6">NPMedia(Game)= 8/4 = 2.</text:p>
      <text:p text:style-name="P6">NPMedia(User)= 7/2 = 3,5.</text:p>
      <text:p text:style-name="P6">NPMedia(Question)= 19/7 = 2,71.</text:p>
      <text:p text:style-name="P12"><text:soft-page-break/>Interpretacion de NPMedia:<text:span text:style-name="T18"> <text:s/></text:span><text:span text:style-name="T19"><text:s/>Los valores de NPMedia en general(Game,User,Question) se encuentran dentro de los parámetros normales, por lo que no existe una cierta complejidad para la colaboración entre objetos de las distintas clases.</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7T16:52:14.805110051</meta:creation-date>
    <dc:date>2017-10-08T20:53:02.180255175</dc:date>
    <meta:editing-duration>PT54M33S</meta:editing-duration>
    <meta:editing-cycles>3</meta:editing-cycles>
    <meta:generator>LibreOffice/5.1.6.2$Linux_X86_64 LibreOffice_project/10m0$Build-2</meta:generator>
    <meta:document-statistic meta:table-count="0" meta:image-count="0" meta:object-count="0" meta:page-count="2" meta:paragraph-count="30" meta:word-count="310" meta:character-count="2080" meta:non-whitespace-character-count="1786"/>
  </office:meta>
</office:document-meta>
</file>